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 draw:fill-color="#ffffff"/>
    </style:style>
    <style:style style:name="P2" style:family="paragraph">
      <style:text-properties fo:font-size="18pt"/>
    </style:style>
    <style:style style:name="P3" style:family="paragraph">
      <loext:graphic-properties draw:fill="none" draw:fill-color="#ffffff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597cm" svg:height="0.962cm" svg:x="2.27cm" svg:y="2.143cm">
          <draw:text-box>
            <text:p>Application</text:p>
          </draw:text-box>
        </draw:frame>
      </draw:page>
      <draw:page draw:name="page2" draw:style-name="dp1" draw:master-page-name="Default">
        <draw:frame draw:style-name="gr1" draw:text-style-name="P1" draw:layer="layout" svg:width="24.638cm" svg:height="6.65cm" svg:x="2.27cm" svg:y="2.143cm">
          <draw:text-box>
            <text:p>3D Modeling</text:p>
            <text:list text:style-name="L1">
              <text:list-item>
                <text:p>Broken Texture</text:p>
                <text:list>
                  <text:list-item>
                    <text:p>The each face can has point data with same vertex index and not same <text:line-break/>texture coordinate index.</text:p>
                  </text:list-item>
                  <text:list-item>
                    <text:p>Merge duplicated vertex for decimation, the point data in face can be changed for <text:line-break/>same.</text:p>
                  </text:list-item>
                  <text:list-item>
                    <text:p>We can see broken texture.</text:p>
                  </text:list-item>
                </text:list>
              </text:list-item>
              <text:list-item>
                <text:p>Manual Segmentation</text:p>
              </text:list-item>
              <text:list-item>
                <text:p>Soft Tissue Prediction</text:p>
              </text:list-item>
            </text:list>
          </draw:text-box>
        </draw:frame>
      </draw:page>
      <draw:page draw:name="page3" draw:style-name="dp1" draw:master-page-name="Default">
        <draw:frame draw:style-name="gr1" draw:text-style-name="P3" draw:layer="layout" svg:width="19.292cm" svg:height="3.095cm" svg:x="2.27cm" svg:y="2.143cm">
          <draw:text-box>
            <text:p text:style-name="P2">3D Modeling</text:p>
            <text:list text:style-name="L1">
              <text:list-item>
                <text:p text:style-name="P2">Manual Segmentation</text:p>
                <text:list>
                  <text:list-item>
                    <text:p text:style-name="P2">Segmenting for tooth, It use be mesh(STL) and volume(Voxel).</text:p>
                  </text:list-item>
                  <text:list-item>
                    <text:p text:style-name="P2"/>
                  </text:list-item>
                </text:list>
              </text:list-item>
            </text:list>
          </draw:text-box>
        </draw:frame>
      </draw:page>
      <draw:page draw:name="page4" draw:style-name="dp1" draw:master-page-name="Default">
        <draw:frame draw:style-name="gr1" draw:text-style-name="P1" draw:layer="layout" svg:width="7.232cm" svg:height="1.673cm" svg:x="2.27cm" svg:y="2.143cm">
          <draw:text-box>
            <text:p>3D Modeling</text:p>
            <text:list text:style-name="L1">
              <text:list-item>
                <text:p>Soft Tissue Prediction</text:p>
              </text:list-item>
            </text:list>
          </draw:text-box>
        </draw:frame>
      </draw:page>
      <draw:page draw:name="page5" draw:style-name="dp1" draw:master-page-name="Default">
        <draw:frame draw:style-name="gr1" draw:text-style-name="P1" draw:layer="layout" svg:width="5.599cm" svg:height="2.384cm" svg:x="2.27cm" svg:y="2.143cm">
          <draw:text-box>
            <text:p>Mobile Application</text:p>
            <text:list text:style-name="L1">
              <text:list-item>
                <text:p>Android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9T09:16:18.651820374</meta:creation-date>
    <dc:date>2019-05-02T15:53:08.472174116</dc:date>
    <meta:editing-duration>PT7M54S</meta:editing-duration>
    <meta:editing-cycles>5</meta:editing-cycles>
    <meta:generator>LibreOffice/6.0.7.3$Linux_X86_64 LibreOffice_project/00m0$Build-3</meta:generator>
    <meta:document-statistic meta:object-count="5"/>
  </office:meta>
</office:document-meta>
</file>